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lovni lis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4.6933e+0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3.1460e+04</text:p>
          </table:table-cell>
          <table:table-cell office:value-type="string" calcext:value-type="string">
            <text:p>510.3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1.2450e+04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5"/>
          <table:table-cell office:value-type="string" calcext:value-type="string">
            <text:p>ASD 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string" calcext:value-type="string">
            <text:p>82.544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string" calcext:value-type="string">
            <text:p><text:s/>328.32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5"/>
          <table:table-cell office:value-type="string" calcext:value-type="string">
            <text:p>ASD 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5-18T14:55:32.973000000</dc:date>
    <meta:editing-duration>PT6H23M50S</meta:editing-duration>
    <meta:editing-cycles>6</meta:editing-cycles>
    <meta:generator>LibreOffice/7.5.2.2$Windows_X86_64 LibreOffice_project/53bb9681a964705cf672590721dbc85eb4d0c3a2</meta:generator>
    <meta:document-statistic meta:table-count="1" meta:cell-count="89" meta:object-count="0"/>
  </office:meta>
</office:document-meta>
</file>